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ec5e" officeooo:paragraph-rsid="000aec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¿Como aprender a crear páginas web ?</text:p>
      <text:p text:style-name="P1"/>
      <text:p text:style-name="P1">Para comenzar, debemos tener en cuenta, que las páginas web están alojadas en una computadora externa, lo cual tiene una dirección única, así las demás personas, puedan acceder a la información que hemos alojado en le mismo. Existen alternativas apara crear páginas web.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efuncode </meta:initial-creator>
    <meta:creation-date>2020-09-04T12:48:26.561391275</meta:creation-date>
    <dc:date>2020-09-04T13:07:08.633829284</dc:date>
    <dc:creator>codefuncode </dc:creator>
    <meta:editing-duration>PT8M32S</meta:editing-duration>
    <meta:editing-cycles>1</meta:editing-cycles>
    <meta:document-statistic meta:table-count="0" meta:image-count="0" meta:object-count="0" meta:page-count="1" meta:paragraph-count="2" meta:word-count="50" meta:character-count="309" meta:non-whitespace-character-count="258"/>
    <meta:generator>LibreOffice/6.0.7.3$Linux_X86_64 LibreOffice_project/00m0$Build-3</meta:generator>
  </office:meta>
</office:document-meta>
</file>